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C40000063F6776CDAE5E93989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6cm" svg:height="8.121cm" svg:x="1.8cm" svg:y="10.1cm">
          <draw:image xlink:href="Pictures/1000000000000CC40000063F6776CDAE5E93989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11T11:52:31.504000000</dc:date>
    <meta:editing-duration>PT55S</meta:editing-duration>
    <meta:editing-cycles>1</meta:editing-cycles>
    <meta:document-statistic meta:object-count="1"/>
    <meta:generator>LibreOffice/6.0.5.2$Windows_X86_64 LibreOffice_project/54c8cbb85f300ac59db32fe8a675ff7683cd5a16</meta:generator>
  </office:meta>
</office:document-meta>
</file>